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ustomJXPathBinding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ustomJXPathBinding.CustomJXPathBinding( CommonAttributes commonAtts , String widgetId , String xpath , AbstractCustomBinding wrappedBind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ustomJXPathBinding.doLoad( Widget frmModel , JXPathContext jxp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ustomJXPathBinding.getX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ustomJXPathBinding.getWrappedBind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ustomJXPathBinding.doSave( Widget frmModel , JXPathContext jxp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ustomJXPathBinding.service( ServiceManager manag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